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544cm" fo:min-width="5.91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25cm" fo:min-width="2.15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15cm" fo:min-width="3.3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409cm" fo:min-width="6.707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59cm" fo:min-width="2.612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448cm" fo:min-width="3.03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65cm" fo:min-width="7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3.85cm" fo:min-width="6.5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3" draw:id="id3" draw:layer="layout" svg:width="6.41cm" svg:height="0.794cm" draw:transform="skewX (0.659210858478258) rotate (0.00174532925199433) translate (5.99cm 8.605cm)">
          <text:p text:style-name="P1">Pobierz liczba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5.3cm" svg:height="3cm" svg:x="6.3cm" svg:y="11cm">
          <text:p text:style-name="P1">Suma &lt;= 7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2" draw:id="id2" draw:layer="layout" svg:width="3.8cm" svg:height="1.4cm" svg:x="6.8cm" svg:y="4.8cm">
          <text:p text:style-name="P1">Suma = 0</text:p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7.207cm" svg:height="1.659cm" draw:transform="skewX (0.659210858478258) rotate (0.00174532925199433) translate (9.782cm 20.713cm)">
          <text:p text:style-name="P1">Wypisz suma</text:p>
          <draw:enhanced-geometry svg:viewBox="0 0 21600 21600" draw:type="rectangle" draw:enhanced-path="M 0 0 L 21600 0 21600 21600 0 21600 0 0 Z N"/>
        </draw:custom-shape>
        <draw:custom-shape draw:style-name="gr5" draw:text-style-name="P2" xml:id="id1" draw:id="id1" draw:layer="layout" svg:width="4.4cm" svg:height="2.6cm" svg:x="5.8cm" svg:y="1.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7" draw:id="id7" draw:layer="layout" svg:width="5cm" svg:height="2.4cm" svg:x="8.6cm" svg:y="25.3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8cm" svg:y1="3.7cm" svg:x2="8.7cm" svg:y2="4.8cm" draw:start-shape="id1" draw:start-glue-point="8" draw:end-shape="id2" svg:d="M8000 3700l700 1100" svg:viewBox="0 0 701 1101">
          <text:p/>
        </draw:connector>
        <draw:connector draw:style-name="gr7" draw:text-style-name="P3" draw:layer="layout" draw:type="line" svg:x1="8.7cm" svg:y1="6.2cm" svg:x2="9.195cm" svg:y2="8.599cm" draw:start-shape="id2" draw:start-glue-point="2" draw:end-shape="id3" draw:end-glue-point="0" svg:d="M8700 6200l495 2399" svg:viewBox="0 0 496 2400">
          <text:p/>
        </draw:connector>
        <draw:connector draw:style-name="gr7" draw:text-style-name="P3" draw:layer="layout" draw:type="line" svg:x1="8.581cm" svg:y1="9.394cm" svg:x2="8.95cm" svg:y2="11cm" draw:start-shape="id3" draw:start-glue-point="2" draw:end-shape="id4" draw:end-glue-point="4" svg:d="M8581 9394l369 1606" svg:viewBox="0 0 370 1607">
          <text:p/>
        </draw:connector>
        <draw:custom-shape draw:style-name="gr8" draw:text-style-name="P2" xml:id="id5" draw:id="id5" draw:layer="layout" svg:width="7.5cm" svg:height="1.9cm" svg:x="3.9cm" svg:y="15.5cm">
          <text:p text:style-name="P1">Suma = suma + liczba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6.3cm" svg:y1="12.5cm" svg:x2="3.9cm" svg:y2="16.45cm" draw:start-shape="id4" draw:start-glue-point="5" draw:end-shape="id5" svg:d="M6300 12500h-2901v3950h501" svg:viewBox="0 0 2902 3951">
          <text:p text:style-name="P1">TAK</text:p>
        </draw:connector>
        <draw:connector draw:style-name="gr9" draw:text-style-name="P3" draw:layer="layout" svg:x1="3.9cm" svg:y1="16.45cm" svg:x2="5.683cm" svg:y2="9.003cm" draw:start-shape="id5" draw:start-glue-point="3" draw:end-shape="id3" draw:end-glue-point="3" svg:d="M3900 16450h-501v-7447h2284" svg:viewBox="0 0 2285 7448">
          <text:p text:style-name="P1"/>
        </draw:connector>
        <draw:connector draw:style-name="gr9" draw:text-style-name="P3" draw:layer="layout" svg:x1="11.6cm" svg:y1="12.5cm" svg:x2="13.385cm" svg:y2="20.707cm" draw:start-shape="id4" draw:start-glue-point="7" draw:end-shape="id6" svg:d="M11600 12500h1785v8207" svg:viewBox="0 0 1786 8208">
          <text:p text:style-name="P1">NIE</text:p>
        </draw:connector>
        <draw:connector draw:style-name="gr7" draw:text-style-name="P3" draw:layer="layout" draw:type="line" svg:x1="12.103cm" svg:y1="22.368cm" svg:x2="11.1cm" svg:y2="25.3cm" draw:start-shape="id6" draw:start-glue-point="2" draw:end-shape="id7" draw:end-glue-point="4" svg:d="M12103 22368l-1003 2932" svg:viewBox="0 0 1004 2933">
          <text:p/>
        </draw:connector>
        <draw:custom-shape draw:style-name="gr10" draw:text-style-name="P2" draw:layer="layout" svg:width="7cm" svg:height="4.1cm" svg:x="12cm" svg:y="2.1cm">
          <text:p text:style-name="P1"><text:span text:style-name="T1">Program sumuje liczby dodawane przez </text:span></text:p>
          <text:p text:style-name="P1"><text:span text:style-name="T1">użytkownika do momentu, kiedy ich suma przekroczy 75</text:span>.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8:05:36.356814812</meta:creation-date>
    <dc:date>2018-09-27T08:27:40.669958604</dc:date>
    <meta:editing-duration>PT44S</meta:editing-duration>
    <meta:editing-cycles>1</meta:editing-cycles>
    <meta:document-statistic meta:object-count="15"/>
    <meta:generator>LibreOffice/6.0.3.2$Linux_X86_64 LibreOffice_project/00m0$Build-2</meta:generator>
  </office:meta>
</office:document-meta>
</file>